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ed6" officeooo:paragraph-rsid="0003aed6"/>
    </style:style>
    <style:style style:name="P2" style:family="paragraph" style:parent-style-name="Standard">
      <style:text-properties officeooo:rsid="0004c50f" officeooo:paragraph-rsid="0004c50f"/>
    </style:style>
    <style:style style:name="P3" style:family="paragraph" style:parent-style-name="Standard">
      <style:text-properties officeooo:rsid="0004fdd1" officeooo:paragraph-rsid="0004fdd1"/>
    </style:style>
    <style:style style:name="P4" style:family="paragraph" style:parent-style-name="Standard">
      <style:text-properties officeooo:rsid="0006617e" officeooo:paragraph-rsid="0006617e"/>
    </style:style>
    <style:style style:name="T1" style:family="text">
      <style:text-properties officeooo:rsid="0004c50f"/>
    </style:style>
    <style:style style:name="T2" style:family="text">
      <style:text-properties officeooo:rsid="0004fdd1"/>
    </style:style>
    <style:style style:name="T3" style:family="text">
      <style:text-properties officeooo:rsid="0005ab2f"/>
    </style:style>
    <style:style style:name="T4" style:family="text">
      <style:text-properties officeooo:rsid="00066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8 Conceptual Questions:</text:p>
      <text:p text:style-name="P1">1) <text:tab/>ADT is a data types that includes a set of defined operation and variables. <text:s/>It separates the specification and implementation. <text:s/>It is defined by its behavior from the point of view of a user of the data.</text:p>
      <text:p text:style-name="P1">2) <text:tab/>A queue operates as First In First Out while A stacks operates as Last In <text:span text:style-name="T2">First</text:span> Out. <text:s/>A queue will insert the new value into <text:span text:style-name="T1">head </text:span>and remove the value from <text:span text:style-name="T1">the head</text:span>. <text:s/>A stack will insert the new value from the tail and remove the value from the head.</text:p>
      <text:p text:style-name="P2">3) <text:tab/><text:span text:style-name="T4">Primitive: <text:s/>The most basic types. <text:s/>For example, int, char, bool.</text:span></text:p>
      <text:p text:style-name="P4"><text:tab/>Composite: A data type defined by programmer which can construct in a program using the primitive data type. For example, typedef struct in C.</text:p>
      <text:p text:style-name="P4"><text:tab/>Abstract data: A data type includes a set of defined operation and variables.</text:p>
      <text:p text:style-name="P3">4)<text:tab/>Binary tree stored data with a parent node and at most two child nodes. <text:s/>Common operations are insert, maxDepth, minValue, print.</text:p>
      <text:p text:style-name="P3">5) <text:tab/>Hash table is a data structure that can map a keys to values. <text:s/><text:span text:style-name="T3">Common operations are get, put, contai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in Lo</meta:initial-creator>
    <meta:creation-date>2015-11-17T21:21:36.399331543</meta:creation-date>
    <dc:date>2015-11-17T22:15:43.813748399</dc:date>
    <dc:creator>Calvin Lo</dc:creator>
    <meta:editing-duration>PT23M16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1" meta:paragraph-count="8" meta:word-count="183" meta:character-count="1024" meta:non-whitespace-character-count="835"/>
  </office:meta>
</office:document-meta>
</file>